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2A574CFB44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draw:fill="solid" draw:fill-color="#9966cc" draw:fill-image-width="0cm" draw:fill-image-height="0c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ae00"/>
    </style:style>
    <style:style style:name="P3" style:family="paragraph">
      <style:text-properties fo:color="#00ae00" fo:font-size="18pt" fo:font-weight="normal" style:font-size-asian="18pt" style:font-size-complex="18pt"/>
    </style:style>
    <style:style style:name="T1" style:family="text">
      <style:text-properties fo:color="#00ae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ae00" fo:font-size="22pt" fo:font-weight="normal" style:font-size-asian="22pt" style:font-size-complex="22pt"/>
    </style:style>
    <style:style style:name="T3" style:family="text">
      <style:text-properties fo:color="#00ae00" fo:font-size="18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1.91cm" svg:height="29.845cm" svg:x="-0.635cm" svg:y="-0.635cm">
          <draw:image xlink:href="Pictures/1000000000000400000002A574CFB446.jpg" xlink:type="simple" xlink:show="embed" xlink:actuate="onLoad">
            <text:p/>
          </draw:image>
        </draw:frame>
        <draw:frame draw:style-name="gr2" draw:text-style-name="P3" draw:layer="layout" svg:width="25.293cm" svg:height="1.153cm" draw:transform="rotate (-1.57079632679579) translate (42.898cm 1.881cm)">
          <draw:text-box>
            <text:p text:style-name="P2"><text:span text:style-name="T1">Complexity and Computation</text:span><text:span text:style-name="T2"> <text:s text:c="23"/></text:span><text:span text:style-name="T3"><text:s text:c="5"/>Allen B. Down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4.298cm" fo:page-height="28.575cm" style:print-orientation="landscape"/>
    </style:page-layout>
    <style:style style:name="Mdp1" style:family="drawing-page">
      <style:drawing-page-properties draw:background-size="border" draw:fill="solid" draw:fill-color="#9966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7-31T15:29:44</meta:creation-date>
    <dc:creator>Allen Downey</dc:creator>
    <dc:date>2011-08-04T11:19:20</dc:date>
    <meta:printed-by>Allen Downey</meta:printed-by>
    <meta:print-date>2008-01-03T10:38:08</meta:print-date>
    <dc:language>en-US</dc:language>
    <meta:editing-cycles>24</meta:editing-cycles>
    <meta:editing-duration>PT44H42M58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